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ans" svg:font-family="'liberation sans', Myriad, 'Bitstream Vera Sans', 'Lucida Grande', 'Luxi Sans', 'Trebuchet MS', helvetica, verdana, arial, sans-serif"/>
    <style:font-face style:name="sans-serif" svg:font-family="sans-serif"/>
    <style:font-face style:name="FreeSans1" svg:font-family="FreeSans" style:font-family-generic="swiss"/>
    <style:font-face style:name="Sans-feri" svg:font-family="Sans-feri" style:font-family-generic="swiss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bold" officeooo:rsid="001cc76c" officeooo:paragraph-rsid="001cc76c" style:text-blinking="false" fo:background-color="#ffffff" style:font-size-asian="9.14999961853027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bold" officeooo:rsid="001cd46b" officeooo:paragraph-rsid="001cd46b" style:text-blinking="false" fo:background-color="#ffffff" style:font-size-asian="9.14999961853027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bold" officeooo:rsid="001cd46b" officeooo:paragraph-rsid="001cd46b" style:text-blinking="false" fo:background-color="#ffffff" style:font-size-asian="9.14999961853027pt" style:font-style-asian="normal" style:font-weight-asian="bold" style:font-size-complex="10.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2pt" fo:letter-spacing="normal" fo:font-style="normal" style:text-underline-style="none" fo:font-weight="bold" officeooo:rsid="001a552c" officeooo:paragraph-rsid="001a552c" style:text-blinking="false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2pt" fo:letter-spacing="normal" fo:font-style="normal" style:text-underline-style="none" fo:font-weight="bold" officeooo:rsid="001cc76c" officeooo:paragraph-rsid="001cc76c" style:text-blinking="false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officeooo:rsid="001cc76c" officeooo:paragraph-rsid="001953ff" style:text-blinking="false" fo:background-color="#ffffff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officeooo:rsid="001cc76c" officeooo:paragraph-rsid="001953ff" style:text-blinking="false" fo:background-color="#ffffff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italic" style:text-underline-style="none" fo:font-weight="bold" officeooo:rsid="002068af" officeooo:paragraph-rsid="002068af" style:text-blinking="false" fo:background-color="#ffffff" style:font-size-asian="9.14999961853027pt" style:font-style-asian="italic" style:font-weight-asian="bold" style:font-size-complex="10.5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normal" officeooo:rsid="001953ff" officeooo:paragraph-rsid="001953ff" style:text-blinking="false" fo:background-color="#ffffff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normal" officeooo:rsid="001953ff" officeooo:paragraph-rsid="001953ff" style:text-blinking="false" fo:background-color="#ffffff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normal" officeooo:rsid="001953ff" officeooo:paragraph-rsid="001b791f" style:text-blinking="false" fo:background-color="#ffffff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bold" officeooo:rsid="002068af" officeooo:paragraph-rsid="002068af" style:text-blinking="false" fo:background-color="#ffffff" style:font-size-asian="9.14999961853027pt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bold" officeooo:rsid="0020a5f0" officeooo:paragraph-rsid="0020a5f0" style:text-blinking="false" fo:background-color="#ffffff" style:font-size-asian="9.14999961853027pt" style:font-style-asian="normal" style:font-weight-asian="bold" style:font-size-complex="10.5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bold" officeooo:rsid="001cd46b" officeooo:paragraph-rsid="001cd46b" style:text-blinking="false" fo:background-color="#ffffff" style:font-size-asian="9.14999961853027pt" style:font-weight-asian="bold" style:font-size-complex="10.5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15pt" style:text-underline-style="none" officeooo:rsid="001953ff" officeooo:paragraph-rsid="001953ff" style:font-size-asian="13.1000003814697pt" style:font-size-complex="15pt"/>
    </style:style>
    <style:style style:name="T1" style:family="text">
      <style:text-properties officeooo:rsid="001b791f"/>
    </style:style>
    <style:style style:name="T2" style:family="text">
      <style:text-properties fo:color="#222222"/>
    </style:style>
    <style:style style:name="T3" style:family="text">
      <style:text-properties fo:color="#222222" officeooo:rsid="001cbcb0"/>
    </style:style>
    <style:style style:name="T4" style:family="text">
      <style:text-properties fo:color="#222222" officeooo:rsid="001cc76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cd46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0a5f0" style:font-style-asian="italic" style:font-weight-asian="normal" style:font-style-complex="italic" style:font-weight-complex="normal"/>
    </style:style>
    <style:style style:name="T10" style:family="text">
      <style:text-properties fo:color="#000000" style:font-name="liberation sans" fo:font-size="14pt" officeooo:rsid="001b791f"/>
    </style:style>
    <style:style style:name="T11" style:family="text">
      <style:text-properties fo:color="#000000" style:font-name="liberation sans" officeooo:rsid="001b791f"/>
    </style:style>
    <style:style style:name="T1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INUX</text:p>
      <text:p text:style-name="P9"/>
      <text:p text:style-name="P11"><text:span text:style-name="T1">E</text:span>s una familia de código abierto Unix sistemas operativos basados en el núcleo de Linux. <text:span text:style-name="T1">Un nucleo de sistema operativo lanzado por primera vez el 17 de septiembre de 1991 por Linus Torvalds. </text:span><text:span text:style-name="T11">Un sistema operativo consiste en varios programas fundamentales que necesita el ordenador para poder comunicar y recibir instrucciones de los usuarios; tales como leer y escribir datos en el disco duro, cintas, e impresoras; controlar el uso de la memoria; y ejecutar otros programas. La parte más importante de un sistema operativo es el núcleo.</text:span></text:p>
      <text:p text:style-name="P11">Se desarrollo otiginalmente para computadoras personales basadas en la arquitectuda intel x86, pero desde entonces se ha portado a mas plataformas que cualquier otro sistema operativo.</text:p>
      <text:p text:style-name="P11"/>
      <text:p text:style-name="P10"><text:span text:style-name="T2">Linux es el sistema operativo líder en </text:span><text:span text:style-name="T3">servidores</text:span><text:span text:style-name="T2">y otros </text:span><text:span text:style-name="T3">grandes </text:span><text:span text:style-name="T2">sistemas de </text:span><text:span text:style-name="T3">hierro</text:span><text:span text:style-name="T2">, como </text:span><text:span text:style-name="T3">computadoras mainframe</text:span><text:span text:style-name="T2">, y el único sistema operativo utilizado en las </text:span><text:span text:style-name="T4">supercomputadora TOP500 </text:span><text:span text:style-name="T2">(desde noviembre de 2017, después de haber eliminado gradualmente a todos los competidores</text:span><text:span text:style-name="T4">).</text:span></text:p>
      <text:p text:style-name="P7"/>
      <text:p text:style-name="P7">Linux también se ejecuta en sistemas integrados, es decir, dispositivos cuyo sistema operativo generalmente está integrado en el firmware y está altamente adaptado al sistema. Esto incluye enrutadores, controles de automatizacion, televisores, grabadoras de video digital consolas de videojuegos y reloges inteligentes. Muchos teléfonos inteligentes y tabletas, funcionan con android y otros derivados de Linux.</text:p>
      <text:p text:style-name="P6"/>
      <text:p text:style-name="P4">Lista de comandos:</text:p>
      <text:p text:style-name="P5"/>
      <text:p text:style-name="P1">ls <text:s/><text:span text:style-name="T7">lista de </text:span><text:span text:style-name="T8">archivos</text:span></text:p>
      <text:p text:style-name="P3">ls -al <text:span text:style-name="T7"><text:s/>enumera todos los elementos en el directorio</text:span></text:p>
      <text:p text:style-name="P2">cd <text:s/><text:span text:style-name="T7">cambio de directorio</text:span></text:p>
      <text:p text:style-name="P2">mkdir <text:s/><text:span text:style-name="T7">crear directorio</text:span></text:p>
      <text:p text:style-name="P2">echo <text:s/><text:span text:style-name="T7">repite</text:span></text:p>
      <text:p text:style-name="P13">touch file <text:s/><text:span text:style-name="T7">crear o actualizar archivo</text:span></text:p>
      <text:p text:style-name="P13">cat file <text:s/><text:span text:style-name="T7">salida del contenido del archivo</text:span></text:p>
      <text:p text:style-name="P13">rm file <text:s/><text:span text:style-name="T7">remover archivo</text:span></text:p>
      <text:p text:style-name="P13">vin file <text:s/><text:span text:style-name="T7">editar archivo</text:span></text:p>
      <text:p text:style-name="P8"><text:span text:style-name="T12">chmod 600 file</text:span> <text:s/><text:span text:style-name="T5">puedes leer y escribir</text:span></text:p>
      <text:p text:style-name="P8"><text:span text:style-name="T12">chmod 700 file <text:s/></text:span><text:span text:style-name="T5">puedes leer, escribir y ejecutar</text:span></text:p>
      <text:p text:style-name="P12">chmod 644 file <text:s/><text:span text:style-name="T7">puedes leer y escribir y todos los demas solo pueden leer </text:span></text:p>
      <text:p text:style-name="P12">chmod 755 file <text:s/><text:span text:style-name="T7">puede leer, escribir y ejecutar, y todos los demas pueden leer y ejecut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ans" svg:font-family="'liberation sans', Myriad, 'Bitstream Vera Sans', 'Lucida Grande', 'Luxi Sans', 'Trebuchet MS', helvetica, verdana, arial, sans-serif"/>
    <style:font-face style:name="sans-serif" svg:font-family="sans-serif"/>
    <style:font-face style:name="FreeSans1" svg:font-family="FreeSans" style:font-family-generic="swiss"/>
    <style:font-face style:name="Sans-feri" svg:font-family="Sans-feri" style:font-family-generic="swiss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9:01:29.190058719</meta:creation-date>
    <dc:date>2019-08-23T09:14:57.891679838</dc:date>
    <meta:editing-duration>PT35M38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9" meta:word-count="300" meta:character-count="1941" meta:non-whitespace-character-count="1646"/>
  </office:meta>
</office:document-meta>
</file>